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end="Arrow" draw:textarea-horizontal-align="center" draw:textarea-vertical-align="middle"/>
    </style:style>
    <style:style style:name="gr5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251cm" fo:min-width="0.286cm"/>
    </style:style>
    <style:style style:name="gr6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251cm" fo:min-width="0.2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id="id1" draw:layer="layout" svg:width="2.01cm" svg:height="0.735cm" svg:x="4.167cm" svg:y="7.3cm">
          <text:p text:style-name="P1"><text:span text:style-name="T1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id="id5" draw:layer="layout" svg:width="3.47cm" svg:height="1.671cm" svg:x="3.437cm" svg:y="12.5cm">
          <text:p text:style-name="P1"><text:span text:style-name="T1">for(n=1:Ly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7" draw:layer="layout" svg:width="3.629cm" svg:height="1.631cm" svg:x="11cm" svg:y="16.1cm">
          <text:p text:style-name="P1"><text:span text:style-name="T1">for(k=1:Lh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10" draw:layer="layout" svg:width="5.2cm" svg:height="0.795cm" svg:x="6.9cm" svg:y="22.3cm">
          <text:p text:style-name="P1"><text:span text:style-name="T1">y[n] = y[n] + x[k]*h[n-k+1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4" draw:layer="layout" svg:width="1.809cm" svg:height="0.704cm" svg:x="4.268cm" svg:y="22.9cm">
          <text:p text:style-name="P1"><text:span text:style-name="T1">Fi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5.171cm" svg:y1="8.035cm" svg:x2="5.172cm" svg:y2="8.708cm" draw:start-shape="id1" draw:start-glue-point="6" draw:end-shape="id2" draw:end-glue-point="4" svg:d="m5171 8035v337h1v336">
          <text:p/>
        </draw:connector>
        <draw:custom-shape draw:style-name="gr1" draw:text-style-name="P2" draw:id="id2" draw:layer="layout" svg:width="3.293cm" svg:height="0.992cm" svg:x="3.526cm" svg:y="8.708cm">
          <text:p text:style-name="P1"><text:span text:style-name="T1">Ingresar: Lx, x[ ]</text:span></text:p>
          <text:p text:style-name="P1"><text:span text:style-name="T1">Ingresar: Lh, h[ ]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id="id3" draw:layer="layout" svg:width="3.057cm" svg:height="0.692cm" svg:x="3.644cm" svg:y="10.3cm">
          <text:p text:style-name="P1"><text:span text:style-name="T1">Ly = Lx+Lh-1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id="id8" draw:layer="layout" svg:width="3.629cm" svg:height="1.631cm" svg:x="7.686cm" svg:y="17.7cm">
          <text:p text:style-name="P1"><text:span text:style-name="T1">If ((n-k)&gt;=1)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1" draw:text-style-name="P2" draw:id="id9" draw:layer="layout" svg:width="3.629cm" svg:height="1.631cm" svg:x="7.686cm" svg:y="20.001cm">
          <text:p text:style-name="P1"><text:span text:style-name="T1">If ((n-k)&lt; Lx)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ellipse draw:style-name="gr3" draw:text-style-name="P1" draw:id="id11" draw:layer="layout" svg:width="0.197cm" svg:height="0.196cm" svg:x="6.233cm" svg:y="18.417cm">
          <text:p/>
        </draw:ellipse>
        <draw:ellipse draw:style-name="gr3" draw:text-style-name="P1" draw:id="id12" draw:layer="layout" svg:width="0.197cm" svg:height="0.196cm" svg:x="6.233cm" svg:y="20.718cm">
          <text:p/>
        </draw:ellipse>
        <draw:custom-shape draw:style-name="gr1" draw:text-style-name="P2" draw:id="id6" draw:layer="layout" svg:width="2.056cm" svg:height="0.692cm" svg:x="11.786cm" svg:y="13.9cm">
          <text:p text:style-name="P1"><text:span text:style-name="T1">Y[n] = 0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svg:x1="5.172cm" svg:y1="9.7cm" svg:x2="5.172cm" svg:y2="10.3cm" draw:start-shape="id2" draw:start-glue-point="6" draw:end-shape="id3" draw:end-glue-point="4" svg:d="m5172 9700v600">
          <text:p/>
        </draw:connector>
        <draw:ellipse draw:style-name="gr3" draw:text-style-name="P1" draw:id="id4" draw:layer="layout" svg:width="0.197cm" svg:height="0.196cm" svg:x="5.074cm" svg:y="11.7cm">
          <text:p/>
        </draw:ellipse>
        <draw:ellipse draw:style-name="gr3" draw:text-style-name="P1" draw:id="id13" draw:layer="layout" svg:width="0.197cm" svg:height="0.196cm" svg:x="12.716cm" svg:y="15.2cm">
          <text:p/>
        </draw:ellipse>
        <draw:connector draw:style-name="gr4" draw:text-style-name="P1" draw:layer="layout" svg:x1="5.172cm" svg:y1="10.992cm" svg:x2="5.172cm" svg:y2="11.7cm" draw:start-shape="id3" draw:start-glue-point="6" draw:end-shape="id4" draw:end-glue-point="0" svg:d="m5172 10992v708">
          <text:p/>
        </draw:connector>
        <draw:connector draw:style-name="gr4" draw:text-style-name="P1" draw:layer="layout" svg:x1="5.172cm" svg:y1="11.896cm" svg:x2="5.171cm" svg:y2="12.5cm" draw:start-shape="id4" draw:start-glue-point="2" draw:end-shape="id5" draw:end-glue-point="4" svg:d="m5172 11896v302h-1v302">
          <text:p/>
        </draw:connector>
        <draw:connector draw:style-name="gr4" draw:text-style-name="P1" draw:layer="layout" svg:x1="6.907cm" svg:y1="13.335cm" svg:x2="12.813cm" svg:y2="13.9cm" draw:start-shape="id5" draw:start-glue-point="7" draw:end-shape="id6" draw:end-glue-point="4" svg:d="m6907 13335h5906v565">
          <text:p/>
        </draw:connector>
        <draw:connector draw:style-name="gr4" draw:text-style-name="P1" draw:layer="layout" svg:x1="11cm" svg:y1="16.915cm" svg:x2="9.5cm" svg:y2="17.7cm" draw:start-shape="id7" draw:start-glue-point="5" draw:end-shape="id8" draw:end-glue-point="4" svg:d="m11000 16915h-1500v785">
          <text:p/>
        </draw:connector>
        <draw:connector draw:style-name="gr4" draw:text-style-name="P1" draw:layer="layout" svg:x1="9.5cm" svg:y1="19.331cm" svg:x2="9.5cm" svg:y2="20.001cm" draw:start-shape="id8" draw:start-glue-point="6" draw:end-shape="id9" draw:end-glue-point="4" svg:d="m9500 19331v670">
          <text:p/>
        </draw:connector>
        <draw:connector draw:style-name="gr4" draw:text-style-name="P1" draw:layer="layout" svg:x1="9.5cm" svg:y1="21.632cm" svg:x2="9.499cm" svg:y2="22.3cm" draw:start-shape="id9" draw:start-glue-point="6" draw:end-shape="id10" draw:end-glue-point="4" svg:d="m9500 21632v334h-1v334">
          <text:p/>
        </draw:connector>
        <draw:connector draw:style-name="gr4" draw:text-style-name="P1" draw:layer="layout" svg:x1="7.686cm" svg:y1="18.515cm" svg:x2="6.43cm" svg:y2="18.515cm" draw:start-shape="id8" draw:start-glue-point="5" draw:end-shape="id11" draw:end-glue-point="1" svg:d="m7686 18515h-1256">
          <text:p/>
        </draw:connector>
        <draw:connector draw:style-name="gr4" draw:text-style-name="P1" draw:layer="layout" svg:x1="7.686cm" svg:y1="20.816cm" svg:x2="6.43cm" svg:y2="20.816cm" draw:start-shape="id9" draw:start-glue-point="5" draw:end-shape="id12" draw:end-glue-point="1" svg:d="m7686 20816h-1256">
          <text:p/>
        </draw:connector>
        <draw:connector draw:style-name="gr4" draw:text-style-name="P1" draw:layer="layout" svg:x1="6.331cm" svg:y1="20.718cm" svg:x2="6.331cm" svg:y2="18.613cm" draw:start-shape="id12" draw:start-glue-point="0" draw:end-shape="id11" draw:end-glue-point="2" svg:d="m6331 20718v-2105">
          <text:p/>
        </draw:connector>
        <draw:connector draw:style-name="gr4" draw:text-style-name="P1" draw:layer="layout" svg:x1="6.331cm" svg:y1="18.417cm" svg:x2="12.716cm" svg:y2="15.298cm" draw:start-shape="id11" draw:start-glue-point="0" draw:end-shape="id13" draw:end-glue-point="3" svg:d="m6331 18417v-3119h6385">
          <text:p/>
        </draw:connector>
        <draw:connector draw:style-name="gr4" draw:text-style-name="P1" draw:layer="layout" svg:x1="12.813cm" svg:y1="14.592cm" svg:x2="12.814cm" svg:y2="15.2cm" draw:start-shape="id6" draw:start-glue-point="6" draw:end-shape="id13" draw:end-glue-point="0" svg:d="m12813 14592v305h1v303">
          <text:p/>
        </draw:connector>
        <draw:connector draw:style-name="gr4" draw:text-style-name="P1" draw:layer="layout" svg:x1="12.814cm" svg:y1="15.396cm" svg:x2="12.814cm" svg:y2="16.1cm" draw:start-shape="id13" draw:start-glue-point="2" draw:end-shape="id7" draw:end-glue-point="4" svg:d="m12814 15396v704">
          <text:p/>
        </draw:connector>
        <draw:connector draw:style-name="gr4" draw:text-style-name="P1" draw:layer="layout" svg:x1="6.9cm" svg:y1="22.697cm" svg:x2="6.331cm" svg:y2="20.914cm" draw:start-shape="id10" draw:start-glue-point="5" draw:end-shape="id12" draw:end-glue-point="2" svg:d="m6900 22697h-569v-1783">
          <text:p/>
        </draw:connector>
        <draw:connector draw:style-name="gr4" draw:text-style-name="P1" draw:layer="layout" draw:line-skew="0cm 1.268cm" svg:x1="12.814cm" svg:y1="17.731cm" svg:x2="5.271cm" svg:y2="11.798cm" draw:start-shape="id7" draw:start-glue-point="6" draw:end-shape="id4" draw:end-glue-point="1" svg:d="m12814 17731v1769h2186v-7702h-9729">
          <text:p/>
        </draw:connector>
        <draw:frame draw:style-name="gr5" draw:text-style-name="P3" draw:layer="layout" svg:width="0.972cm" svg:height="0.657cm" svg:x="12.7cm" svg:y="17.6cm">
          <draw:text-box>
            <text:p><text:span text:style-name="T2">No</text:span></text:p>
          </draw:text-box>
        </draw:frame>
        <draw:frame draw:style-name="gr6" draw:text-style-name="P3" draw:layer="layout" svg:width="0.832cm" svg:height="0.657cm" svg:x="6.668cm" svg:y="12.8cm">
          <draw:text-box>
            <text:p><text:span text:style-name="T2">Si</text:span></text:p>
          </draw:text-box>
        </draw:frame>
        <draw:frame draw:style-name="gr6" draw:text-style-name="P3" draw:layer="layout" svg:width="0.832cm" svg:height="0.657cm" svg:x="10.368cm" svg:y="16.401cm">
          <draw:text-box>
            <text:p><text:span text:style-name="T2">Si</text:span></text:p>
          </draw:text-box>
        </draw:frame>
        <draw:frame draw:style-name="gr6" draw:text-style-name="P3" draw:layer="layout" svg:width="0.832cm" svg:height="0.657cm" svg:x="9.468cm" svg:y="19.102cm">
          <draw:text-box>
            <text:p><text:span text:style-name="T2">Si</text:span></text:p>
          </draw:text-box>
        </draw:frame>
        <draw:frame draw:style-name="gr6" draw:text-style-name="P3" draw:layer="layout" svg:width="0.832cm" svg:height="0.657cm" svg:x="9.468cm" svg:y="21.403cm">
          <draw:text-box>
            <text:p><text:span text:style-name="T2">Si</text:span></text:p>
          </draw:text-box>
        </draw:frame>
        <draw:frame draw:style-name="gr5" draw:text-style-name="P3" draw:layer="layout" svg:width="0.972cm" svg:height="0.657cm" svg:x="7cm" svg:y="17.901cm">
          <draw:text-box>
            <text:p><text:span text:style-name="T2">No</text:span></text:p>
          </draw:text-box>
        </draw:frame>
        <draw:frame draw:style-name="gr5" draw:text-style-name="P3" draw:layer="layout" svg:width="0.972cm" svg:height="0.657cm" svg:x="7cm" svg:y="20.202cm">
          <draw:text-box>
            <text:p><text:span text:style-name="T2">No</text:span></text:p>
          </draw:text-box>
        </draw:frame>
        <draw:frame draw:style-name="gr5" draw:text-style-name="P3" draw:layer="layout" svg:width="0.972cm" svg:height="0.657cm" svg:x="5.1cm" svg:y="14.001cm">
          <draw:text-box>
            <text:p><text:span text:style-name="T2">No</text:span></text:p>
          </draw:text-box>
        </draw:frame>
        <draw:connector draw:style-name="gr4" draw:text-style-name="P1" draw:layer="layout" svg:x1="5.171cm" svg:y1="14.171cm" svg:x2="5.172cm" svg:y2="22.9cm" draw:start-shape="id5" draw:start-glue-point="6" draw:end-shape="id14" draw:end-glue-point="4" svg:d="m5171 14171v4365h1v43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5T22:53:57.54</meta:creation-date>
    <dc:date>2009-11-07T21:14:34.53</dc:date>
    <meta:editing-duration>PT03H41M04S</meta:editing-duration>
    <meta:editing-cycles>8</meta:editing-cycles>
    <meta:generator>OpenOffice.org/3.1$Win32 OpenOffice.org_project/310m11$Build-9399</meta:generator>
    <meta:document-statistic meta:object-count="39"/>
  </office:meta>
</office:document-meta>
</file>